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Таблица1" style:family="table">
      <style:table-properties style:width="8.916cm" table:align="left" fo:background-color="#ffffff">
        <style:background-image/>
      </style:table-properties>
    </style:style>
    <style:style style:name="Таблица1.A" style:family="table-column">
      <style:table-column-properties style:column-width="2.295cm"/>
    </style:style>
    <style:style style:name="Таблица1.B" style:family="table-column">
      <style:table-column-properties style:column-width="6.622cm"/>
    </style:style>
    <style:style style:name="Таблица1.A1" style:family="table-cell">
      <style:table-cell-properties style:vertical-align="middle" fo:background-color="#f5f5f5" fo:padding="0.212cm" fo:border="0.05pt solid #e5e5e5">
        <style:background-image/>
      </style:table-cell-properties>
    </style:style>
    <style:style style:name="Таблица1.A2" style:family="table-cell">
      <style:table-cell-properties style:vertical-align="middle" fo:padding="0.212cm" fo:border="0.05pt solid #e5e5e5"/>
    </style:style>
    <style:style style:name="Таблица1.A4" style:family="table-cell">
      <style:table-cell-properties style:vertical-align="middle" fo:padding="0.212cm" fo:border="0.05pt solid #e5e5e5"/>
    </style:style>
    <style:style style:name="Таблица1.B4" style:family="table-cell">
      <style:table-cell-properties style:vertical-align="middle" fo:padding="0.212cm" fo:border="0.05pt solid #e5e5e5"/>
    </style:style>
    <style:style style:name="Таблица1.A5" style:family="table-cell">
      <style:table-cell-properties style:vertical-align="middle" fo:padding="0.212cm" fo:border="0.05pt solid #e5e5e5"/>
    </style:style>
    <style:style style:name="Таблица1.B5" style:family="table-cell">
      <style:table-cell-properties style:vertical-align="middle" fo:padding="0.212cm" fo:border="0.05pt solid #e5e5e5"/>
    </style:style>
    <style:style style:name="Таблица1.A6" style:family="table-cell">
      <style:table-cell-properties style:vertical-align="middle" fo:padding="0.212cm" fo:border="0.05pt solid #e5e5e5"/>
    </style:style>
    <style:style style:name="Таблица1.B6" style:family="table-cell">
      <style:table-cell-properties style:vertical-align="middle" fo:padding="0.212cm" fo:border="0.05pt solid #e5e5e5"/>
    </style:style>
    <style:style style:name="Таблица1.A7" style:family="table-cell">
      <style:table-cell-properties style:vertical-align="middle" fo:padding="0.212cm" fo:border="0.05pt solid #e5e5e5"/>
    </style:style>
    <style:style style:name="Таблица1.B7" style:family="table-cell">
      <style:table-cell-properties style:vertical-align="middle" fo:padding="0.212cm" fo:border="0.05pt solid #e5e5e5"/>
    </style:style>
    <style:style style:name="Таблица1.A8" style:family="table-cell">
      <style:table-cell-properties style:vertical-align="middle" fo:padding="0.212cm" fo:border="0.05pt solid #e5e5e5"/>
    </style:style>
    <style:style style:name="Таблица1.B8" style:family="table-cell">
      <style:table-cell-properties fo:padding="0.049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0.443cm" style:rel-column-width="1706*"/>
    </style:style>
    <style:style style:name="Таблица2.B" style:family="table-column">
      <style:table-column-properties style:column-width="0.852cm" style:rel-column-width="3284*"/>
    </style:style>
    <style:style style:name="Таблица2.C" style:family="table-column">
      <style:table-column-properties style:column-width="5.496cm" style:rel-column-width="21187*"/>
    </style:style>
    <style:style style:name="Таблица2.D" style:family="table-column">
      <style:table-column-properties style:column-width="4.013cm" style:rel-column-width="15469*"/>
    </style:style>
    <style:style style:name="Таблица2.E" style:family="table-column">
      <style:table-column-properties style:column-width="2.392cm" style:rel-column-width="9220*"/>
    </style:style>
    <style:style style:name="Таблица2.F" style:family="table-column">
      <style:table-column-properties style:column-width="3.805cm" style:rel-column-width="14669*"/>
    </style:style>
    <style:style style:name="Таблица2.A1" style:family="table-cell">
      <style:table-cell-properties style:vertical-align="middle" fo:padding="0.212cm" fo:border="0.05pt solid #e5e5e5"/>
    </style:style>
    <style:style style:name="Таблица2.F2" style:family="table-cell">
      <style:table-cell-properties fo:padding="0.049cm" fo:border="none"/>
    </style:style>
    <style:style style:name="Таблица3" style:family="table">
      <style:table-properties style:width="17.044cm" fo:margin-left="-0.037cm" table:align="left"/>
    </style:style>
    <style:style style:name="Таблица3.A" style:family="table-column">
      <style:table-column-properties style:column-width="1.94cm"/>
    </style:style>
    <style:style style:name="Таблица3.B" style:family="table-column">
      <style:table-column-properties style:column-width="3.815cm"/>
    </style:style>
    <style:style style:name="Таблица3.C" style:family="table-column">
      <style:table-column-properties style:column-width="2.293cm"/>
    </style:style>
    <style:style style:name="Таблица3.D" style:family="table-column">
      <style:table-column-properties style:column-width="2.602cm"/>
    </style:style>
    <style:style style:name="Таблица3.E" style:family="table-column">
      <style:table-column-properties style:column-width="2.138cm"/>
    </style:style>
    <style:style style:name="Таблица3.F" style:family="table-column">
      <style:table-column-properties style:column-width="2.051cm"/>
    </style:style>
    <style:style style:name="Таблица3.G" style:family="table-column">
      <style:table-column-properties style:column-width="2.205cm"/>
    </style:style>
    <style:style style:name="Таблица3.A1" style:family="table-cell">
      <style:table-cell-properties style:vertical-align="middle" fo:background-color="#f5f5f5" fo:padding="0.212cm" fo:border="0.05pt solid #e5e5e5">
        <style:background-image/>
      </style:table-cell-properties>
    </style:style>
    <style:style style:name="Таблица3.A2" style:family="table-cell">
      <style:table-cell-properties style:vertical-align="middle" fo:padding="0.212cm" fo:border="0.05pt solid #e5e5e5"/>
    </style:style>
    <style:style style:name="Таблица3.B2" style:family="table-cell">
      <style:table-cell-properties style:vertical-align="middle" fo:padding="0.212cm" fo:border="0.05pt solid #e5e5e5"/>
    </style:style>
    <style:style style:name="Таблица3.C2" style:family="table-cell">
      <style:table-cell-properties style:vertical-align="middle" fo:padding="0.212cm" fo:border="0.05pt solid #e5e5e5"/>
    </style:style>
    <style:style style:name="Таблица3.D2" style:family="table-cell">
      <style:table-cell-properties style:vertical-align="middle" fo:padding="0.212cm" fo:border="0.05pt solid #e5e5e5"/>
    </style:style>
    <style:style style:name="Таблица3.E2" style:family="table-cell">
      <style:table-cell-properties style:vertical-align="middle" fo:padding="0.212cm" fo:border="0.05pt solid #e5e5e5"/>
    </style:style>
    <style:style style:name="Таблица3.F2" style:family="table-cell">
      <style:table-cell-properties style:vertical-align="middle" fo:padding="0.212cm" fo:border="0.05pt solid #e5e5e5"/>
    </style:style>
    <style:style style:name="Таблица3.G2" style:family="table-cell">
      <style:table-cell-properties style:vertical-align="middle" fo:padding="0.212cm" fo:border="0.05pt solid #e5e5e5"/>
    </style:style>
    <style:style style:name="P1" style:family="paragraph" style:parent-style-name="Table_20_Contents">
      <style:paragraph-properties fo:text-align="end" style:justify-single-word="false"/>
      <style:text-properties fo:text-transform="uppercase" fo:font-weight="bold"/>
    </style:style>
    <style:style style:name="P2" style:family="paragraph" style:parent-style-name="Heading_20_3">
      <style:paragraph-properties fo:margin-top="0cm" fo:margin-bottom="0.146cm" style:contextual-spacing="false" fo:line-height="100%"/>
      <style:text-properties fo:text-transform="uppercase" fo:color="#000000" loext:opacity="100%" style:font-name="Liberation Serif" fo:font-size="12pt" fo:letter-spacing="normal" fo:font-style="normal" fo:font-weight="bold" officeooo:rsid="002d5bbb" officeooo:paragraph-rsid="0030f4d6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5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  <style:text-properties style:font-name="Liberation Serif" fo:font-size="12pt" style:font-size-asian="12pt" style:font-size-complex="12pt"/>
    </style:style>
    <style:style style:name="P6" style:family="paragraph" style:parent-style-name="Text_20_body">
      <style:paragraph-properties fo:margin-top="0cm" fo:margin-bottom="0.146cm" style:contextual-spacing="false" fo:line-height="100%"/>
      <style:text-properties style:font-name="Liberation Serif" fo:font-size="12pt" officeooo:paragraph-rsid="0019d50c" style:font-size-asian="12pt" style:font-size-complex="12pt"/>
    </style:style>
    <style:style style:name="P7" style:family="paragraph" style:parent-style-name="Table_20_Contents">
      <style:text-properties style:font-name="Liberation Serif" fo:font-size="12pt" officeooo:rsid="00383b6b" officeooo:paragraph-rsid="003a263c" fo:background-color="#81d41a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officeooo:paragraph-rsid="003a263c" fo:background-color="#81d41a" style:font-size-asian="12pt" style:font-size-complex="12pt"/>
    </style:style>
    <style:style style:name="P9" style:family="paragraph" style:parent-style-name="Table_20_Heading">
      <style:paragraph-properties fo:text-align="start" style:justify-single-word="false"/>
      <style:text-properties style:font-name="Liberation Serif" fo:font-size="12pt" fo:font-weight="bold" officeooo:paragraph-rsid="003a263c" style:font-size-asian="12pt" style:font-size-complex="12pt"/>
    </style:style>
    <style:style style:name="P10" style:family="paragraph" style:parent-style-name="Standard">
      <style:text-properties officeooo:paragraph-rsid="0015e835"/>
    </style:style>
    <style:style style:name="P11" style:family="paragraph" style:parent-style-name="Table_20_Contents">
      <style:paragraph-properties fo:text-align="center" style:justify-single-word="false"/>
      <style:text-properties fo:color="#4ea54e" loext:opacity="100%"/>
    </style:style>
    <style:style style:name="P12" style:family="paragraph" style:parent-style-name="Table_20_Heading">
      <style:paragraph-properties fo:text-align="start" style:justify-single-word="false"/>
      <style:text-properties fo:font-weight="bold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Heading">
      <style:text-properties fo:font-size="2pt" style:font-size-asian="2pt" style:font-size-complex="2pt"/>
    </style:style>
    <style:style style:name="P15" style:family="paragraph" style:parent-style-name="Table_20_Contents">
      <style:paragraph-properties fo:margin-top="0cm" fo:margin-bottom="0.397cm" style:contextual-spacing="false"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5e835" officeooo:paragraph-rsid="0015e835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fo:background-color="#ffff00" style:font-size-asian="12pt" style:font-size-complex="12pt"/>
    </style:style>
    <style:style style:name="P18" style:family="paragraph" style:parent-style-name="Table_20_Contents">
      <style:paragraph-properties fo:line-height="100%" fo:text-align="center" style:justify-single-word="false"/>
    </style:style>
    <style:style style:name="P19" style:family="paragraph" style:parent-style-name="Text_20_body">
      <style:paragraph-properties fo:margin-top="0cm" fo:margin-bottom="0.146cm" style:contextual-spacing="false" fo:line-height="100%"/>
      <style:text-properties officeooo:paragraph-rsid="0019d50c"/>
    </style:style>
    <style:style style:name="P20" style:family="paragraph" style:parent-style-name="Text_20_body">
      <style:paragraph-properties fo:margin-top="0cm" fo:margin-bottom="0.146cm" style:contextual-spacing="false" fo:line-height="100%"/>
      <style:text-properties officeooo:paragraph-rsid="001bcc2b"/>
    </style:style>
    <style:style style:name="P21" style:family="paragraph" style:parent-style-name="Text_20_body">
      <style:paragraph-properties fo:margin-top="0cm" fo:margin-bottom="0.146cm" style:contextual-spacing="false" fo:line-height="100%"/>
      <style:text-properties officeooo:paragraph-rsid="001fbe19"/>
    </style:style>
    <style:style style:name="P22" style:family="paragraph" style:parent-style-name="Standard">
      <style:paragraph-properties fo:margin-top="0cm" fo:margin-bottom="0.146cm" style:contextual-spacing="false" fo:line-height="100%"/>
      <style:text-properties officeooo:paragraph-rsid="0037906f"/>
    </style:style>
    <style:style style:name="P23" style:family="paragraph" style:parent-style-name="Text_20_body">
      <style:paragraph-properties fo:margin-top="0cm" fo:margin-bottom="0.146cm" style:contextual-spacing="false" fo:line-height="100%"/>
      <style:text-properties officeooo:paragraph-rsid="003e0c82"/>
    </style:style>
    <style:style style:name="P24" style:family="paragraph" style:parent-style-name="Table_20_Contents">
      <style:text-properties fo:color="#ce540a" loext:opacity="100%" style:text-line-through-style="none" style:text-line-through-type="none" style:text-underline-style="none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P25" style:family="paragraph" style:parent-style-name="Table_20_Heading">
      <style:paragraph-properties fo:text-align="start" style:justify-single-word="false"/>
      <style:text-properties fo:font-size="13.5pt" fo:font-weight="bold"/>
    </style:style>
    <style:style style:name="P26" style:family="paragraph" style:parent-style-name="Text_20_body">
      <style:paragraph-properties fo:margin-top="0cm" fo:margin-bottom="0.146cm" style:contextual-spacing="false" fo:line-height="100%"/>
      <style:text-properties officeooo:rsid="001e512f" officeooo:paragraph-rsid="001e512f"/>
    </style:style>
    <style:style style:name="P27" style:family="paragraph" style:parent-style-name="Text_20_body">
      <style:paragraph-properties fo:margin-top="0cm" fo:margin-bottom="0.146cm" style:contextual-spacing="false" fo:line-height="100%"/>
      <style:text-properties officeooo:rsid="001e512f" officeooo:paragraph-rsid="001e512f" fo:background-color="#ffff00"/>
    </style:style>
    <style:style style:name="P28" style:family="paragraph" style:parent-style-name="Text_20_body">
      <style:paragraph-properties fo:margin-top="0cm" fo:margin-bottom="0.146cm" style:contextual-spacing="false" fo:line-height="100%"/>
      <style:text-properties officeooo:rsid="0022ea49" officeooo:paragraph-rsid="0022ea49"/>
    </style:style>
    <style:style style:name="P29" style:family="paragraph" style:parent-style-name="Text_20_body">
      <style:paragraph-properties fo:margin-top="0cm" fo:margin-bottom="0.146cm" style:contextual-spacing="false" fo:line-height="100%"/>
      <style:text-properties officeooo:rsid="0023999f" officeooo:paragraph-rsid="0023999f"/>
    </style:style>
    <style:style style:name="P30" style:family="paragraph" style:parent-style-name="Text_20_body">
      <style:paragraph-properties fo:margin-top="0cm" fo:margin-bottom="0.146cm" style:contextual-spacing="false" fo:line-height="100%"/>
      <style:text-properties officeooo:rsid="002a62b8" officeooo:paragraph-rsid="002a62b8"/>
    </style:style>
    <style:style style:name="P31" style:family="paragraph" style:parent-style-name="Heading_20_3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/>
    </style:style>
    <style:style style:name="P32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/>
    </style:style>
    <style:style style:name="P33" style:family="paragraph" style:parent-style-name="Text_20_body">
      <style:paragraph-properties fo:margin-top="0cm" fo:margin-bottom="0.0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/>
    </style:style>
    <style:style style:name="P34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paragraph-rsid="0019d50c"/>
    </style:style>
    <style:style style:name="P35" style:family="paragraph" style:parent-style-name="Standard">
      <style:text-properties fo:font-variant="normal" fo:text-transform="none" fo:color="#222222" loext:opacity="100%" style:font-name="Liberation Serif" fo:font-size="12pt" fo:letter-spacing="normal" fo:font-style="normal" fo:font-weight="normal" officeooo:paragraph-rsid="0015e835"/>
    </style:style>
    <style:style style:name="P36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19d50c" officeooo:paragraph-rsid="0019d50c" fo:background-color="#ffffff" style:font-weight-asian="normal" style:font-weight-complex="normal" loext:padding="0cm" loext:border="none"/>
    </style:style>
    <style:style style:name="P37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1bcc2b" officeooo:paragraph-rsid="001bcc2b" fo:background-color="#81d41a"/>
    </style:style>
    <style:style style:name="P38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2ea49" officeooo:paragraph-rsid="0022ea49" fo:background-color="#81d41a"/>
    </style:style>
    <style:style style:name="P39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8b557" officeooo:paragraph-rsid="0028b557"/>
    </style:style>
    <style:style style:name="P40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a62b8" officeooo:paragraph-rsid="002a62b8"/>
    </style:style>
    <style:style style:name="P41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1fbe19" officeooo:paragraph-rsid="001fbe19"/>
    </style:style>
    <style:style style:name="P42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2ea49" officeooo:paragraph-rsid="0022ea49"/>
    </style:style>
    <style:style style:name="P43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3999f" officeooo:paragraph-rsid="0023999f"/>
    </style:style>
    <style:style style:name="P44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d5bbb" officeooo:paragraph-rsid="002d5bbb"/>
    </style:style>
    <style:style style:name="P45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d5bbb" officeooo:paragraph-rsid="002e5b47"/>
    </style:style>
    <style:style style:name="P46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d5bbb" officeooo:paragraph-rsid="002f6e11"/>
    </style:style>
    <style:style style:name="P47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d5bbb" officeooo:paragraph-rsid="0030f4d6"/>
    </style:style>
    <style:style style:name="P48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e5b47" officeooo:paragraph-rsid="002e5b47"/>
    </style:style>
    <style:style style:name="P49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e5b47" officeooo:paragraph-rsid="002f6e11"/>
    </style:style>
    <style:style style:name="P50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bold" officeooo:rsid="001fbe19" officeooo:paragraph-rsid="001fbe19" fo:background-color="#ffff00" style:font-weight-asian="bold" style:font-weight-complex="bold"/>
    </style:style>
    <style:style style:name="P51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bold" officeooo:rsid="002d5bbb" officeooo:paragraph-rsid="002e5b47" style:font-weight-asian="bold" style:font-weight-complex="bold"/>
    </style:style>
    <style:style style:name="P52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c9211e" loext:opacity="100%" style:font-name="Liberation Serif" fo:font-size="12pt" fo:letter-spacing="normal" fo:font-style="normal" fo:font-weight="normal" officeooo:paragraph-rsid="0019d50c"/>
    </style:style>
    <style:style style:name="P53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c9211e" loext:opacity="100%" style:font-name="Liberation Serif" fo:font-size="12pt" fo:letter-spacing="normal" fo:font-style="normal" fo:font-weight="normal" officeooo:paragraph-rsid="001c92d0"/>
    </style:style>
    <style:style style:name="P54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c9211e" loext:opacity="100%" style:font-name="Liberation Serif" fo:font-size="12pt" fo:letter-spacing="normal" fo:font-style="normal" fo:font-weight="normal" officeooo:rsid="0023999f" officeooo:paragraph-rsid="0023999f"/>
    </style:style>
    <style:style style:name="P55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c9211e" loext:opacity="100%" style:font-name="Liberation Serif" fo:font-size="12pt" fo:letter-spacing="normal" fo:font-style="normal" fo:font-weight="normal" officeooo:rsid="002d5bbb" officeooo:paragraph-rsid="002d5bbb"/>
    </style:style>
    <style:style style:name="P56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c9211e" loext:opacity="100%" style:font-name="Liberation Serif" fo:font-size="12pt" fo:letter-spacing="normal" fo:font-style="normal" fo:font-weight="normal" officeooo:rsid="002d5bbb" officeooo:paragraph-rsid="0030f4d6"/>
    </style:style>
    <style:style style:name="P57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c9211e" loext:opacity="100%" style:font-name="Liberation Serif" fo:font-size="12pt" fo:letter-spacing="normal" fo:font-style="normal" fo:font-weight="normal" officeooo:rsid="002f6e11" officeooo:paragraph-rsid="002f6e11"/>
    </style:style>
    <style:style style:name="P58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c9211e" loext:opacity="100%" style:font-name="Liberation Serif" fo:font-size="12pt" fo:letter-spacing="normal" fo:font-style="normal" fo:font-weight="normal" officeooo:rsid="002e5b47" officeooo:paragraph-rsid="002f6e11"/>
    </style:style>
    <style:style style:name="P59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c9211e" loext:opacity="100%" style:font-name="Liberation Serif" fo:font-size="12pt" fo:letter-spacing="normal" fo:font-style="normal" fo:font-weight="bold" officeooo:rsid="002f6e11" officeooo:paragraph-rsid="002f6e11" style:font-weight-asian="bold" style:font-weight-complex="bold"/>
    </style:style>
    <style:style style:name="P60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c9211e" loext:opacity="100%" style:font-name="Liberation Serif" fo:font-size="12pt" fo:letter-spacing="normal" fo:font-style="normal" fo:font-weight="bold" officeooo:rsid="002f6e11" officeooo:paragraph-rsid="0030f4d6" style:font-weight-asian="bold" style:font-weight-complex="bold"/>
    </style:style>
    <style:style style:name="P61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2d3c4" officeooo:paragraph-rsid="0032d3c4" fo:background-color="#ffff00"/>
    </style:style>
    <style:style style:name="P62" style:family="paragraph" style:parent-style-name="Standard">
      <style:text-properties officeooo:paragraph-rsid="003a263c"/>
    </style:style>
    <style:style style:name="P63" style:family="paragraph" style:parent-style-name="Standard">
      <style:paragraph-properties fo:margin-top="0cm" fo:margin-bottom="0.146cm" style:contextual-spacing="false" fo:line-height="100%"/>
      <style:text-properties officeooo:rsid="003c0482" officeooo:paragraph-rsid="003c0482"/>
    </style:style>
    <style:style style:name="P64" style:family="paragraph" style:parent-style-name="Standard">
      <style:text-properties officeooo:rsid="003dc1d5" officeooo:paragraph-rsid="003dc1d5"/>
    </style:style>
    <style:style style:name="P65" style:family="paragraph" style:parent-style-name="Standard">
      <style:text-properties officeooo:rsid="003e3d1c" officeooo:paragraph-rsid="003e3d1c"/>
    </style:style>
    <style:style style:name="P66" style:family="paragraph" style:parent-style-name="Standard">
      <style:text-properties fo:color="#c9211e" loext:opacity="100%" officeooo:rsid="003dc1d5" officeooo:paragraph-rsid="003dc1d5"/>
    </style:style>
    <style:style style:name="P67" style:family="paragraph" style:parent-style-name="Standard">
      <style:text-properties officeooo:rsid="0040c4fa" officeooo:paragraph-rsid="0040c4fa"/>
    </style:style>
    <style:style style:name="P68" style:family="paragraph" style:parent-style-name="Standard">
      <style:text-properties officeooo:rsid="0042282f" officeooo:paragraph-rsid="0042282f"/>
    </style:style>
    <style:style style:name="P69" style:family="paragraph" style:parent-style-name="Standard">
      <style:text-properties officeooo:rsid="0042282f" officeooo:paragraph-rsid="0042282f" fo:background-color="#81d41a"/>
    </style:style>
    <style:style style:name="P70" style:family="paragraph" style:parent-style-name="Standard">
      <style:paragraph-properties fo:margin-top="0cm" fo:margin-bottom="0.146cm" style:contextual-spacing="false" fo:line-height="100%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37906f" style:font-size-asian="12pt" style:font-size-complex="12pt" loext:padding="0cm" loext:border="none"/>
    </style:style>
    <style:style style:name="P71" style:family="paragraph" style:parent-style-name="Standard">
      <style:paragraph-properties fo:margin-top="0cm" fo:margin-bottom="0.146cm" style:contextual-spacing="false" fo:line-height="100%"/>
      <style:text-properties fo:font-variant="normal" fo:text-transform="none" style:use-window-font-color="true" loext:opacity="0%" style:font-name="Liberation Serif" fo:font-size="12pt" fo:letter-spacing="normal" fo:font-style="normal" fo:font-weight="normal" officeooo:paragraph-rsid="003cd67a" style:font-size-asian="12pt" style:font-size-complex="12pt" loext:padding="0cm" loext:border="none"/>
    </style:style>
    <style:style style:name="P72" style:family="paragraph" style:parent-style-name="Standard">
      <style:text-properties officeooo:rsid="0042282f" officeooo:paragraph-rsid="0042a7e3"/>
    </style:style>
    <style:style style:name="P73" style:family="paragraph" style:parent-style-name="Standard">
      <style:text-properties fo:color="#c9211e" loext:opacity="100%" officeooo:rsid="0042282f" officeooo:paragraph-rsid="0042a7e3"/>
    </style:style>
    <style:style style:name="P74" style:family="paragraph" style:parent-style-name="Standard">
      <style:text-properties fo:color="#c9211e" loext:opacity="100%" officeooo:rsid="0042282f" officeooo:paragraph-rsid="0042282f"/>
    </style:style>
    <style:style style:name="P75" style:family="paragraph" style:parent-style-name="Standard">
      <style:text-properties fo:color="#c9211e" loext:opacity="100%" officeooo:rsid="00478f1f" officeooo:paragraph-rsid="00478f1f"/>
    </style:style>
    <style:style style:name="P76" style:family="paragraph" style:parent-style-name="Standard">
      <style:text-properties officeooo:rsid="0042a7e3" officeooo:paragraph-rsid="0042a7e3" fo:background-color="#c9211e"/>
    </style:style>
    <style:style style:name="P77" style:family="paragraph" style:parent-style-name="Standard">
      <style:text-properties officeooo:rsid="00466346" officeooo:paragraph-rsid="0046937c"/>
    </style:style>
    <style:style style:name="P78" style:family="paragraph" style:parent-style-name="Standard">
      <style:text-properties officeooo:rsid="00466346" officeooo:paragraph-rsid="00466346" fo:background-color="#ffff00"/>
    </style:style>
    <style:style style:name="P79" style:family="paragraph" style:parent-style-name="Standard">
      <style:text-properties officeooo:rsid="00478f1f" officeooo:paragraph-rsid="00478f1f"/>
    </style:style>
    <style:style style:name="P80" style:family="paragraph" style:parent-style-name="Standard">
      <style:text-properties style:text-underline-style="solid" style:text-underline-width="auto" style:text-underline-color="font-color" fo:font-weight="bold" officeooo:rsid="0042282f" officeooo:paragraph-rsid="0042282f" fo:background-color="#81d41a" style:font-weight-asian="bold" style:font-weight-complex="bold"/>
    </style:style>
    <style:style style:name="P81" style:family="paragraph" style:parent-style-name="Table_20_Contents" style:list-style-name="L1">
      <style:paragraph-properties fo:margin-left="0.132cm" fo:margin-right="0cm" fo:margin-top="0cm" fo:margin-bottom="0.212cm" style:contextual-spacing="false" fo:text-indent="0cm" style:auto-text-indent="false" fo:padding="0cm" fo:border="none"/>
      <style:text-properties fo:background-color="#ffffff" loext:padding="0cm" loext:border="none"/>
    </style:style>
    <style:style style:name="P82" style:family="paragraph" style:parent-style-name="Table_20_Contents" style:list-style-name="L1">
      <style:paragraph-properties fo:margin-top="0cm" fo:margin-bottom="0.212cm" style:contextual-spacing="false" fo:padding="0cm" fo:border="none"/>
      <style:text-properties fo:background-color="#ffffff" loext:padding="0cm" loext:border="none"/>
    </style:style>
    <style:style style:name="P83" style:family="paragraph" style:parent-style-name="Table_20_Contents" style:list-style-name="L2">
      <style:paragraph-properties fo:margin-left="0cm" fo:margin-right="0cm" fo:margin-top="0cm" fo:margin-bottom="0.212cm" style:contextual-spacing="false" fo:text-indent="0cm" style:auto-text-indent="false" fo:padding="0cm" fo:border="none"/>
      <style:text-properties fo:background-color="#ffffff" loext:padding="0cm" loext:border="none"/>
    </style:style>
    <style:style style:name="P84" style:family="paragraph" style:parent-style-name="Table_20_Contents" style:list-style-name="L2">
      <style:paragraph-properties fo:margin-top="0cm" fo:margin-bottom="0.212cm" style:contextual-spacing="false" fo:padding="0cm" fo:border="none"/>
      <style:text-properties fo:background-color="#ffffff" loext:padding="0cm" loext:border="none"/>
    </style:style>
    <style:style style:name="P85" style:family="paragraph" style:parent-style-name="Table_20_Contents" style:list-style-name="L1">
      <style:paragraph-properties fo:margin-top="0cm" fo:margin-bottom="0.212cm" style:contextual-spacing="false" fo:padding="0cm" fo:border="none"/>
      <style:text-properties fo:font-weight="bold" fo:background-color="#ffffff" loext:padding="0cm" loext:border="none"/>
    </style:style>
    <style:style style:name="P86" style:family="paragraph" style:parent-style-name="Table_20_Contents" style:list-style-name="L1">
      <style:paragraph-properties fo:margin-top="0cm" fo:margin-bottom="0.212cm" style:contextual-spacing="false" fo:line-height="100%" fo:text-align="center" style:justify-single-word="false" fo:padding="0cm" fo:border="none"/>
      <style:text-properties fo:color="#ffffff" loext:opacity="100%" style:text-line-through-style="none" style:text-line-through-type="none" fo:font-size="8.25pt" style:text-underline-style="none" fo:font-weight="normal" style:text-blinking="false" fo:background-color="#999999" loext:padding="0cm" loext:border="none"/>
    </style:style>
    <style:style style:name="P87" style:family="paragraph" style:parent-style-name="Table_20_Contents" style:list-style-name="L2">
      <style:paragraph-properties fo:margin-top="0cm" fo:margin-bottom="0.212cm" style:contextual-spacing="false" fo:line-height="100%" fo:text-align="center" style:justify-single-word="false" fo:padding="0cm" fo:border="none"/>
      <style:text-properties fo:color="#ffffff" loext:opacity="100%" fo:font-size="8.25pt" fo:font-weight="normal" fo:background-color="#5cb85c" loext:padding="0cm" loext:border="none"/>
    </style:style>
    <style:style style:name="P88" style:family="paragraph" style:parent-style-name="Table_20_Contents" style:list-style-name="L2">
      <style:paragraph-properties fo:margin-top="0cm" fo:margin-bottom="0.212cm" style:contextual-spacing="false" fo:padding="0cm" fo:border="none"/>
      <style:text-properties fo:color="#4ea54e" loext:opacity="100%" fo:background-color="#ffffff" loext:padding="0cm" loext:border="none"/>
    </style:style>
    <style:style style:name="P89" style:family="paragraph" style:parent-style-name="Text_20_body" style:list-style-name="L3">
      <loext:graphic-properties draw:fill="solid" draw:fill-color="#f5f5f5" draw:opacity="100%"/>
      <style:paragraph-properties fo:margin-left="0.026cm" fo:margin-right="0.026cm" fo:margin-top="0.026cm" fo:margin-bottom="0.026cm" style:contextual-spacing="false" fo:line-height="100%" fo:text-align="center" style:justify-single-word="false" fo:orphans="0" fo:widows="2" fo:text-indent="0cm" style:auto-text-indent="false" fo:background-color="#f5f5f5" fo:padding-left="0.049cm" fo:padding-right="0cm" fo:padding-top="0.049cm" fo:padding-bottom="0.049cm" fo:border-left="0.06pt solid #d2d2d2" fo:border-right="none" fo:border-top="0.06pt solid #d2d2d2" fo:border-bottom="0.06pt solid #d2d2d2"/>
    </style:style>
    <style:style style:name="P90" style:family="paragraph" style:parent-style-name="Text_20_body" style:list-style-name="L3">
      <loext:graphic-properties draw:fill="solid" draw:fill-color="#f5f5f5" draw:opacity="100%"/>
      <style:paragraph-properties fo:margin-left="0.026cm" fo:margin-right="0.026cm" fo:margin-top="0.026cm" fo:margin-bottom="0.026cm" style:contextual-spacing="false" style:line-height-at-least="0.397cm" fo:orphans="2" fo:widows="2" fo:text-indent="0cm" style:auto-text-indent="false" fo:background-color="#f5f5f5" fo:padding-left="0.049cm" fo:padding-right="0cm" fo:padding-top="0.049cm" fo:padding-bottom="0.049cm" fo:border-left="0.06pt solid #d2d2d2" fo:border-right="none" fo:border-top="0.06pt solid #d2d2d2" fo:border-bottom="0.06pt solid #d2d2d2"/>
    </style:style>
    <style:style style:name="P91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19d50c" officeooo:paragraph-rsid="0019d50c" fo:background-color="#ffffff" style:font-weight-asian="normal" style:font-weight-complex="normal" loext:padding="0cm" loext:border="none"/>
    </style:style>
    <style:style style:name="P92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222222" loext:opacity="100%" style:font-name="Liberation Serif" fo:font-size="12pt" fo:letter-spacing="normal" fo:font-style="normal" fo:font-weight="normal" officeooo:rsid="002d5bbb" officeooo:paragraph-rsid="0037906f"/>
    </style:style>
    <style:style style:name="P93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c9211e" loext:opacity="100%" style:font-name="Liberation Serif" fo:font-size="12pt" fo:letter-spacing="normal" fo:font-style="normal" fo:font-weight="normal" officeooo:rsid="002d5bbb" officeooo:paragraph-rsid="002f6e11"/>
    </style:style>
    <style:style style:name="P94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fo:color="#c9211e" loext:opacity="100%" style:font-name="Liberation Serif" fo:font-size="12pt" fo:letter-spacing="normal" fo:font-style="normal" fo:font-weight="normal" officeooo:rsid="002d5bbb" officeooo:paragraph-rsid="0030f4d6"/>
    </style:style>
    <style:style style:name="P95" style:family="paragraph" style:parent-style-name="Text_20_body">
      <style:paragraph-properties fo:margin-top="0cm" fo:margin-bottom="0.146cm" style:contextual-spacing="false" fo:line-height="100%"/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2d5bbb" officeooo:paragraph-rsid="0037906f" style:font-size-asian="12pt" style:font-weight-asian="bold" style:font-size-complex="12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5bbb" style:font-weight-asian="bold" style:font-weight-complex="bold"/>
    </style:style>
    <style:style style:name="T4" style:family="text">
      <style:text-properties fo:font-weight="bold" officeooo:rsid="0042a7e3" style:font-weight-asian="bold" style:font-weight-complex="bold"/>
    </style:style>
    <style:style style:name="T5" style:family="text">
      <style:text-properties fo:font-weight="bold" officeooo:rsid="003e3d1c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fo:background-color="#81d41a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34a93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42282f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fo:background-color="#81d41a" loext:char-shading-value="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40c4fa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222222" loext:opacity="100%" style:font-name="Liberation Serif" fo:font-size="12pt" fo:letter-spacing="normal" fo:font-style="normal" fo:font-weight="normal"/>
    </style:style>
    <style:style style:name="T14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19d50c"/>
    </style:style>
    <style:style style:name="T15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19d50c" fo:background-color="#ffffff" loext:char-shading-value="0" style:font-weight-asian="normal" style:font-weight-complex="normal" loext:padding="0cm" loext:border="none"/>
    </style:style>
    <style:style style:name="T16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1fbe19"/>
    </style:style>
    <style:style style:name="T17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269371"/>
    </style:style>
    <style:style style:name="T18" style:family="text">
      <style:text-properties fo:font-variant="normal" fo:text-transform="none" fo:color="#222222" loext:opacity="100%" style:font-name="Liberation Serif" fo:font-size="12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222222" loext:opacity="100%" style:font-name="Liberation Serif" fo:font-size="12pt" fo:letter-spacing="normal" fo:font-style="normal" fo:font-weight="bold" officeooo:rsid="0019d50c" fo:background-color="#ffffff" loext:char-shading-value="0" loext:padding="0cm" loext:border="none"/>
    </style:style>
    <style:style style:name="T20" style:family="text">
      <style:text-properties fo:font-variant="normal" fo:text-transform="none" fo:color="#222222" loext:opacity="100%" style:font-name="Liberation Serif" fo:font-size="12pt" fo:letter-spacing="normal" fo:font-style="normal" fo:font-weight="bold" officeooo:rsid="0019d50c" fo:background-color="#ffffff" loext:char-shading-value="0" style:font-weight-asian="bold" style:font-weight-complex="bold" loext:padding="0cm" loext:border="none"/>
    </style:style>
    <style:style style:name="T21" style:family="text">
      <style:text-properties fo:font-variant="normal" fo:text-transform="none" fo:color="#222222" loext:opacity="100%" style:font-name="Liberation Serif" fo:font-size="12pt" fo:letter-spacing="normal" fo:font-style="normal" fo:font-weight="bold" fo:background-color="#ffffff" loext:char-shading-value="0" loext:padding="0cm" loext:border="none"/>
    </style:style>
    <style:style style:name="T22" style:family="text">
      <style:text-properties fo:font-variant="normal" fo:text-transform="none" fo:color="#222222" loext:opacity="100%" style:font-name="Liberation Serif" fo:font-size="12pt" fo:letter-spacing="normal" fo:font-style="normal" fo:font-weight="bold" fo:background-color="#c9211e" loext:char-shading-value="0" style:font-weight-asian="bold" style:font-weight-complex="bold"/>
    </style:style>
    <style:style style:name="T23" style:family="text">
      <style:text-properties fo:font-variant="normal" fo:text-transform="none" fo:color="#222222" loext:opacity="100%" style:font-name="Liberation Serif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variant="normal" fo:text-transform="none" fo:color="#222222" loext:opacity="100%" style:font-name="Liberation Serif" fo:font-size="12pt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25" style:family="text">
      <style:text-properties fo:font-variant="normal" fo:text-transform="none" fo:color="#222222" loext:opacity="100%" style:font-name="Liberation Serif" fo:font-size="12pt" fo:letter-spacing="normal" fo:font-style="normal" style:text-underline-style="solid" style:text-underline-width="auto" style:text-underline-color="font-color" fo:font-weight="bold" officeooo:rsid="0019d50c" fo:background-color="#ffffff" loext:char-shading-value="0" style:font-weight-asian="bold" style:font-weight-complex="bold" loext:padding="0cm" loext:border="none"/>
    </style:style>
    <style:style style:name="T26" style:family="text">
      <style:text-properties fo:font-variant="normal" fo:text-transform="none" fo:color="#222222" loext:opacity="100%" style:font-name="Liberation Serif" fo:font-size="12pt" fo:letter-spacing="normal" fo:font-style="italic" fo:font-weight="normal"/>
    </style:style>
    <style:style style:name="T27" style:family="text">
      <style:text-properties fo:font-variant="normal" fo:text-transform="none" fo:color="#444444" loext:opacity="100%" style:text-line-through-style="none" style:text-line-through-type="none" style:font-name="Roboto" fo:font-size="9.75pt" fo:letter-spacing="normal" fo:font-style="normal" style:text-underline-style="none" fo:font-weight="bold" style:text-blinking="false" loext:padding="0cm" loext:border="none"/>
    </style:style>
    <style:style style:name="T28" style:family="text">
      <style:text-properties fo:font-variant="normal" fo:text-transform="none" fo:color="#ffffff" loext:opacity="100%" style:text-line-through-style="none" style:text-line-through-type="none" style:font-name="Roboto" fo:font-size="8.25pt" fo:letter-spacing="normal" fo:font-style="normal" style:text-underline-style="none" fo:font-weight="normal" style:text-blinking="false" fo:background-color="#999999" loext:char-shading-value="0" loext:padding="0cm" loext:border="none"/>
    </style:style>
    <style:style style:name="T29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style:font-name="Liberation Serif" fo:font-size="12pt" fo:letter-spacing="normal" fo:font-style="normal" fo:font-weight="normal" fo:background-color="#81d41a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style:font-name="Liberation Serif" fo:font-size="12pt" fo:letter-spacing="normal" fo:font-style="normal" fo:font-weight="normal" fo:background-color="#ffff00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style:font-name="Liberation Serif" fo:font-size="12pt" fo:letter-spacing="normal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style:font-name="Liberation Serif" fo:font-size="12pt" fo:font-style="normal" fo:font-weight="normal" style:font-size-asian="12pt" style:font-size-complex="12pt"/>
    </style:style>
    <style:style style:name="T34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35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6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fo:background-color="#81d41a" loext:char-shading-value="0" style:font-size-asian="12pt" style:font-size-complex="12pt" loext:padding="0cm" loext:border="none"/>
    </style:style>
    <style:style style:name="T37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38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3c332b" style:font-size-asian="12pt" style:font-weight-asian="bold" style:font-size-complex="12pt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37906f" style:text-blinking="false" style:font-size-asian="12pt" style:font-weight-asian="normal" style:font-size-complex="12pt" style:font-weight-complex="normal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37906f" style:text-blinking="false" fo:background-color="#ffff00" loext:char-shading-value="0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solid" style:text-underline-width="auto" style:text-underline-color="font-color" fo:font-weight="bold" style:text-blinking="false" style:font-size-asian="12pt" style:font-size-complex="12pt" loext:padding="0cm" loext:border="none"/>
    </style:style>
    <style:style style:name="T42" style:family="text">
      <style:text-properties fo:text-transform="uppercase"/>
    </style:style>
    <style:style style:name="T43" style:family="text">
      <style:text-properties fo:color="#ffffff" loext:opacity="100%" fo:font-size="8.25pt" fo:font-weight="normal" fo:background-color="#333333" loext:char-shading-value="0" loext:padding="0cm" loext:border="none"/>
    </style:style>
    <style:style style:name="T44" style:family="text">
      <style:text-properties fo:color="#888888" loext:opacity="100%"/>
    </style:style>
    <style:style style:name="T45" style:family="text">
      <style:text-properties officeooo:rsid="002d5bbb"/>
    </style:style>
    <style:style style:name="T46" style:family="text">
      <style:text-properties officeooo:rsid="002e5b47"/>
    </style:style>
    <style:style style:name="T47" style:family="text">
      <style:text-properties fo:font-weight="normal"/>
    </style:style>
    <style:style style:name="T48" style:family="text">
      <style:text-properties fo:font-weight="normal" officeooo:rsid="002e5b47"/>
    </style:style>
    <style:style style:name="T49" style:family="text">
      <style:text-properties fo:font-weight="normal" fo:background-color="#ffff00" loext:char-shading-value="0"/>
    </style:style>
    <style:style style:name="T50" style:family="text">
      <style:text-properties fo:background-color="#ffff00" loext:char-shading-value="0"/>
    </style:style>
    <style:style style:name="T51" style:family="text">
      <style:text-properties fo:color="#c9211e" loext:opacity="100%"/>
    </style:style>
    <style:style style:name="T52" style:family="text">
      <style:text-properties fo:color="#c9211e" loext:opacity="100%" officeooo:rsid="002f6e11"/>
    </style:style>
    <style:style style:name="T53" style:family="text">
      <style:text-properties fo:color="#c9211e" loext:opacity="100%" fo:font-weight="bold" officeooo:rsid="002f6e11" style:font-weight-asian="bold" style:font-weight-complex="bold"/>
    </style:style>
    <style:style style:name="T54" style:family="text">
      <style:text-properties officeooo:rsid="0034a930"/>
    </style:style>
    <style:style style:name="T55" style:family="text">
      <style:text-properties officeooo:rsid="00383b6b"/>
    </style:style>
    <style:style style:name="T56" style:family="text">
      <style:text-properties fo:background-color="#81d41a" loext:char-shading-value="0"/>
    </style:style>
    <style:style style:name="T57" style:family="text">
      <style:text-properties officeooo:rsid="0042282f" fo:background-color="#81d41a" loext:char-shading-value="0"/>
    </style:style>
    <style:style style:name="T58" style:family="text">
      <style:text-properties officeooo:rsid="003e3d1c"/>
    </style:style>
    <style:style style:name="T59" style:family="text">
      <style:text-properties officeooo:rsid="0042282f"/>
    </style:style>
    <style:style style:name="T60" style:family="text">
      <style:text-properties officeooo:rsid="0042a7e3"/>
    </style:style>
    <style:style style:name="T61" style:family="text">
      <style:text-properties officeooo:rsid="0042a7e3" fo:background-color="transparent" loext:char-shading-value="0"/>
    </style:style>
    <style:style style:name="T62" style:family="text">
      <style:text-properties officeooo:rsid="0040c4fa" fo:background-color="transparent" loext:char-shading-value="0"/>
    </style:style>
    <style:style style:name="T63" style:family="text">
      <style:text-properties fo:background-color="transparent" loext:char-shading-value="0"/>
    </style:style>
    <style:style style:name="T64" style:family="text">
      <style:text-properties officeooo:rsid="00447eb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a xlink:type="simple" xlink:href="https://stepik.org/lesson/716118/step/4?unit=716910" text:style-name="Internet_20_link" text:visited-style-name="Visited_20_Internet_20_Link"><text:span text:style-name="T8">5.3.4-4 Proxy with authorization</text:span></text:a> </text:p>
      <text:p text:style-name="P10"><text:span text:style-name="T13">Если у вас есть рабочий прокси, используйте его, или приобретите за 100 р/шт в магазине </text:span><text:a xlink:type="simple" xlink:href="https://proxy6.net/?r=408871" office:target-frame-name="_blank" xlink:show="new" text:style-name="Internet_20_link" text:visited-style-name="Visited_20_Internet_20_Link"><text:span text:style-name="T24">https://proxy6.net/</text:span></text:a><text:span text:style-name="T23">,</text:span><text:span text:style-name="T13"> для запуска следующего кода(</text:span><text:span text:style-name="Emphasis"><text:span text:style-name="T26">прокси в примере ниже, может не работать</text:span></text:span><text:span text:style-name="T13">).</text:span></text:p>
      <text:p text:style-name="P3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table:number-columns-spanned="2" office:value-type="string">
            <text:p text:style-name="P25">IPv4 <text:span text:style-name="T42">ПРОКСИ</text:span>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17">Подходят для <text:span text:style-name="T1">всех</text:span> сайтов.</text:p>
          </table:table-cell>
          <table:covered-table-cell/>
        </table:table-row>
        <table:table-row>
          <table:table-cell table:style-name="Таблица1.A1" table:number-columns-spanned="2" office:value-type="string">
            <text:p text:style-name="P11">Выдаются в одни руки</text:p>
          </table:table-cell>
          <table:covered-table-cell/>
        </table:table-row>
        <table:table-row>
          <table:table-cell table:style-name="Таблица1.A4" office:value-type="string">
            <text:p text:style-name="P1">СТРАНА</text:p>
          </table:table-cell>
          <table:table-cell table:style-name="Таблица1.B4" office:value-type="string">
            <text:p text:style-name="P16">Россия</text:p>
          </table:table-cell>
        </table:table-row>
        <table:table-row>
          <table:table-cell table:style-name="Таблица1.A5" office:value-type="string">
            <text:p text:style-name="P1">КОЛ-ВО</text:p>
          </table:table-cell>
          <table:table-cell table:style-name="Таблица1.B5" office:value-type="string">
            <text:p text:style-name="P16">1</text:p>
          </table:table-cell>
        </table:table-row>
        <table:table-row>
          <table:table-cell table:style-name="Таблица1.A6" office:value-type="string">
            <text:p text:style-name="P1">ПЕРИОД</text:p>
          </table:table-cell>
          <table:table-cell table:style-name="Таблица1.B6" office:value-type="string">
            <text:p text:style-name="P15"> <text:span text:style-name="T2">1 месяц</text:span> </text:p>
          </table:table-cell>
        </table:table-row>
        <table:table-row>
          <table:table-cell table:style-name="Таблица1.A7" office:value-type="string">
            <text:p text:style-name="P1">ТИП</text:p>
          </table:table-cell>
          <table:table-cell table:style-name="Таблица1.B7" office:value-type="string">
            <text:p text:style-name="P16">HTTPs / SOCKS5</text:p>
          </table:table-cell>
        </table:table-row>
        <table:table-row>
          <table:table-cell table:style-name="Таблица1.A8" office:value-type="string">
            <text:p text:style-name="P1">ЦЕНА</text:p>
          </table:table-cell>
          <table:table-cell table:style-name="Таблица1.B8" office:value-type="string">
            <text:p text:style-name="P16">99,0</text:p>
          </table:table-cell>
        </table:table-row>
      </table:table>
      <text:p text:style-name="P32"/>
      <text:p text:style-name="P32">ЗАКАЗЫ <text:s/>7695957</text:p>
      <text:p text:style-name="P32">Номер заказа:<text:tab/>7695957</text:p>
      <text:p text:style-name="P32">Дата заказа:<text:tab/>2023-05-29 08:18:06</text:p>
      <text:p text:style-name="P32">Тип заказа:<text:tab/>Покупка</text:p>
      <text:p text:style-name="P32">Кол-во IP:<text:tab/>1</text:p>
      <text:p text:style-name="P32">Кол-во дней:<text:tab/>30</text:p>
      <text:p text:style-name="P32">Сумма заказа:<text:tab/>99.00 руб.</text:p>
      <text:p text:style-name="P32">Купон на скидку:<text:tab/></text:p>
      <text:p text:style-name="P32">Купон на скидку</text:p>
      <text:p text:style-name="P32">Применить</text:p>
      <text:p text:style-name="P32">HTTP(s) SOCKS5</text:p>
      <text:p text:style-name="P32">Тип прокси можно будет изменить в личном кабинете после покупки.</text:p>
      <text:p text:style-name="P32"/>
      <text:h text:style-name="P31" text:outline-level="3"><text:span text:style-name="T6">ПРОКСИ</text:span><text:span text:style-name="T54">=</text:span><text:a xlink:type="simple" xlink:href="https://proxy6.net/user/proxy" text:style-name="Internet_20_link" text:visited-style-name="Visited_20_Internet_20_Link"><text:span text:style-name="T9">https://proxy6.net/user/proxy</text:span></text:a><text:span text:style-name="T54"> </text:span></text:h>
      <text:list xml:id="list3143377655" text:style-name="L3">
        <text:list-item>
          <text:p text:style-name="P89"><text:a xlink:type="simple" xlink:href="https://proxy6.net/user/proxy#" text:style-name="Internet_20_link" text:visited-style-name="Visited_20_Internet_20_Link"><text:span text:style-name="T27">Продлить </text:span></text:a><text:a xlink:type="simple" xlink:href="https://proxy6.net/user/proxy#" text:style-name="Internet_20_link" text:visited-style-name="Visited_20_Internet_20_Link"><text:span text:style-name="T28">0</text:span></text:a></text:p>
        </text:list-item>
        <text:list-item>
          <text:p text:style-name="P89"><text:a xlink:type="simple" xlink:href="https://proxy6.net/user/proxy#" text:style-name="Internet_20_link" text:visited-style-name="Visited_20_Internet_20_Link"><text:span text:style-name="T27">Автопродление </text:span></text:a><text:a xlink:type="simple" xlink:href="https://proxy6.net/user/proxy#" text:style-name="Internet_20_link" text:visited-style-name="Visited_20_Internet_20_Link"><text:span text:style-name="T28">0</text:span></text:a></text:p>
        </text:list-item>
        <text:list-item>
          <text:p text:style-name="P89"><text:a xlink:type="simple" xlink:href="https://proxy6.net/user/proxy#" text:style-name="Internet_20_link" text:visited-style-name="Visited_20_Internet_20_Link"><text:span text:style-name="T27">Изменить тип </text:span></text:a><text:a xlink:type="simple" xlink:href="https://proxy6.net/user/proxy#" text:style-name="Internet_20_link" text:visited-style-name="Visited_20_Internet_20_Link"><text:span text:style-name="T28">0</text:span></text:a></text:p>
        </text:list-item>
        <text:list-item>
          <text:p text:style-name="P90"><text:a xlink:type="simple" xlink:href="https://proxy6.net/user/proxy#" text:style-name="Internet_20_link" text:visited-style-name="Visited_20_Internet_20_Link"><text:span text:style-name="T27">Привязка к IP</text:span></text:a></text:p>
        </text:list-item>
        <text:list-item>
          <text:p text:style-name="P90"><text:a xlink:type="simple" xlink:href="https://proxy6.net/user/proxy#" text:style-name="Internet_20_link" text:visited-style-name="Visited_20_Internet_20_Link"><text:span text:style-name="T27">Экспорт</text:span></text:a></text:p>
        </text:list-item>
        <text:list-item>
          <text:p text:style-name="P90"><text:bookmark text:name="notepad-toggle"/><text:a xlink:type="simple" xlink:href="https://proxy6.net/user/proxy#" text:style-name="Internet_20_link" text:visited-style-name="Visited_20_Internet_20_Link"><text:span text:style-name="T27">Блокнот</text:span></text:a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4"/>
          </table:table-cell>
          <table:table-cell table:style-name="Таблица2.A1" table:number-columns-spanned="2" office:value-type="string">
            <text:p text:style-name="P12">Данные</text:p>
          </table:table-cell>
          <table:covered-table-cell/>
          <table:table-cell table:style-name="Таблица2.A1" office:value-type="string">
            <text:p text:style-name="P12">Дата окончания</text:p>
          </table:table-cell>
          <table:table-cell table:style-name="Таблица2.A1" office:value-type="string">
            <text:p text:style-name="P12">Комментарий</text:p>
          </table:table-cell>
          <table:table-cell table:style-name="Таблица2.A1" office:value-type="string">
            <text:p text:style-name="P14"><text:bookmark text:name="el-22361954"/></text:p>
          </table:table-cell>
        </table:table-row>
        <table:table-row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8"> <text:span text:style-name="T43">IPv4</text:span></text:p>
          </table:table-cell>
          <table:table-cell table:style-name="Таблица2.A1" office:value-type="string">
            <text:list xml:id="list2164332211" text:style-name="L1">
              <text:list-item>
                <text:p text:style-name="P81">Прокси<text:span text:style-name="T44">IP:PORT</text:span></text:p>
                <text:p text:style-name="P85"><text:bookmark-start text:name="__DdeLink__174_3604120808"/><text:soft-page-break/>45.10.81.217:8000<text:bookmark-end text:name="__DdeLink__174_3604120808"/></text:p>
              </text:list-item>
              <text:list-item>
                <text:p text:style-name="P82">Логин</text:p>
                <text:p text:style-name="P85">GVFJNw</text:p>
              </text:list-item>
              <text:list-item>
                <text:p text:style-name="P82">Пароль</text:p>
                <text:p text:style-name="P85">yneWoN</text:p>
              </text:list-item>
              <text:list-item>
                <text:p text:style-name="P82">Тип</text:p>
                <text:p text:style-name="P86">HTTPS</text:p>
              </text:list-item>
            </text:list>
          </table:table-cell>
          <table:table-cell table:style-name="Таблица2.A1" office:value-type="string">
            <text:list xml:id="list4000372371" text:style-name="L2">
              <text:list-item>
                <text:p text:style-name="P83">Дата</text:p>
                <text:p text:style-name="P88"><text:soft-page-break/>28.06.23, 08:27</text:p>
              </text:list-item>
              <text:list-item>
                <text:p text:style-name="P84">Дни</text:p>
                <text:p text:style-name="P87">29д 23ч</text:p>
              </text:list-item>
            </text:list>
          </table:table-cell>
          <table:table-cell table:style-name="Таблица2.A1" office:value-type="string">
            <text:section text:style-name="Sect1" text:name="comment-22361954">
              <text:p text:style-name="P13"/>
            </text:section>
            <text:p text:style-name="P24"> Комментарий</text:p>
          </table:table-cell>
          <table:table-cell table:style-name="Таблица2.F2" office:value-type="string">
            <text:p text:style-name="P13"/>
          </table:table-cell>
        </table:table-row>
      </table:table>
      <text:p text:style-name="P33"/>
      <text:p text:style-name="P19"><text:span text:style-name="T14">Запускаем <text:s/></text:span><text:span text:style-name="T13">5.3.4-4 Proxy with authorization .py </text:span><text:span text:style-name="T14">с купленным прокси </text:span><text:bookmark-start text:name="__DdeLink__174_36041208081"/><text:span text:style-name="T19">45.10.81.217:8000</text:span><text:bookmark-end text:name="__DdeLink__174_36041208081"/><text:span text:style-name="T19"> </text:span></text:p>
      <text:p text:style-name="P36">который вставляем в словарь:</text:p>
      <text:p text:style-name="P36">options = {'proxy': {</text:p>
      <text:p text:style-name="P19"><text:span text:style-name="T15"><text:s text:c="4"/>'http': "</text:span><text:a xlink:type="simple" xlink:href="https://ru.wikipedia.org/wiki/SOCKS" text:style-name="Internet_20_link" text:visited-style-name="Visited_20_Internet_20_Link"><text:span text:style-name="T25">socks5</text:span></text:a><text:span text:style-name="T15">://</text:span><text:span text:style-name="T20">45.10.81.217:8000</text:span><text:span text:style-name="T15">",</text:span></text:p>
      <text:p text:style-name="P19"><text:span text:style-name="T15"><text:s text:c="4"/>'https': "</text:span><text:a xlink:type="simple" xlink:href="https://ru.wikipedia.org/wiki/SOCKS" text:style-name="Internet_20_link" text:visited-style-name="Visited_20_Internet_20_Link"><text:span text:style-name="T25">socks5</text:span></text:a><text:span text:style-name="T15">://</text:span><text:span text:style-name="T20">45.10.81.217:8000</text:span><text:span text:style-name="T15">",</text:span></text:p>
      <text:p text:style-name="P36"><text:s text:c="4"/>}}</text:p>
      <text:p text:style-name="P20"><text:span text:style-name="T13">http': </text:span><text:bookmark-start text:name="__DdeLink__190_3604120808"/><text:bookmark-start text:name="__DdeLink__188_3604120808"/><text:span text:style-name="T13">"socks5://</text:span><text:span text:style-name="T21">GVFJNw</text:span><text:span text:style-name="T13">:</text:span><text:span text:style-name="T21">yneWoN</text:span><text:span text:style-name="T13">@</text:span><text:bookmark-start text:name="__DdeLink__192_3604120808"/><text:span text:style-name="T20">45.10.81.217:8000</text:span><text:bookmark-end text:name="__DdeLink__192_3604120808"/><text:span text:style-name="T13">"</text:span><text:bookmark-end text:name="__DdeLink__190_3604120808"/><text:bookmark-end text:name="__DdeLink__188_3604120808"/><text:span text:style-name="T13"> - разбор по строчке.</text:span></text:p>
      <text:p text:style-name="P34">socks5 - похоже, здесь либо socks5, либо http (в зависимости, какие настройки у Вашего прокси - при покупке)</text:p>
      <text:p text:style-name="P20"><text:span text:style-name="T21">GVFJNw</text:span><text:span text:style-name="T13">:</text:span><text:span text:style-name="T21">yneWoN</text:span><text:span text:style-name="T13"> - логин и пароль прокси</text:span></text:p>
      <text:p text:style-name="P20"><text:span text:style-name="T20">45.10.81.217:8000</text:span><text:span text:style-name="T13"> - сам прокси.</text:span></text:p>
      <text:p text:style-name="P37">Делаем словарь:</text:p>
      <text:p text:style-name="P37">options = {'proxy': {</text:p>
      <text:p text:style-name="P37"><text:s text:c="4"/>'http': "socks5://GVFJNw:yneWoN@45.10.81.217:8000",</text:p>
      <text:p text:style-name="P37"><text:s text:c="4"/>'https': "socks5://GVFJNw:yneWoN@45.10.81.217:8000",</text:p>
      <text:p text:style-name="P37"><text:s text:c="4"/>}}</text:p>
      <text:p text:style-name="P52"><text:s/>raise exception_class(message, screen, stacktrace)</text:p>
      <text:p text:style-name="P52">selenium.common.exceptions.NoSuchElementException: Message: no such element: Unable to locate element: {"method":"css selector","selector":"[id="d_clip_button"]"}</text:p>
      <text:p text:style-name="P52"><text:s text:c="2"/>(Session info: chrome=113.0.5672.126)</text:p>
      <text:p text:style-name="P52">Stacktrace:</text:p>
      <text:p text:style-name="P52">#0 0x5618ec6ea133 &lt;unknown&gt;</text:p>
      <text:p text:style-name="P53">#1 0x5618ec41e966 &lt;unknown&gt;</text:p>
      <text:p text:style-name="P53">...</text:p>
      <text:p text:style-name="P34"/>
      <text:p text:style-name="P27"><text:span text:style-name="T13">Z </text:span><text:span text:style-name="T18">selenium.common.exceptions.NoSuchElementException</text:span><text:span text:style-name="T13">: Message: no such element: Unable to locate element: {"method":"css selector","selector":"[id="d_clip_button"]"} <text:s text:c="2"/>(Session info: chrome=113.0.5672.126)</text:span></text:p>
      <text:p text:style-name="P26"><text:span text:style-name="T13">- </text:span><text:a xlink:type="simple" xlink:href="https://stackoverflow.com/questions/27112731/selenium-common-exceptions-nosuchelementexception-message-unable-to-locate-ele" text:style-name="Internet_20_link" text:visited-style-name="Visited_20_Internet_20_Link"><text:span text:style-name="T24">selenium.common.exceptions.NoSuchElementException: Message: Unable to locate element:</text:span></text:a></text:p>
      <text:p text:style-name="P19"><text:span text:style-name="T33">Could be a race condition where the find element is executing before it is present on the page. Take a look at the </text:span><text:a xlink:type="simple" xlink:href="https://selenium-python.readthedocs.io/waits.html" text:style-name="Internet_20_link" text:visited-style-name="Visited_20_Internet_20_Link"><text:span text:style-name="T34">wait timeout documentation</text:span></text:a><text:span text:style-name="T33">. Here is an example from the docs</text:span></text:p>
      <text:p text:style-name="P3"><text:span text:style-name="Source_20_Text"><text:span text:style-name="T30">from selenium import webdriver</text:span></text:span></text:p>
      <text:p text:style-name="P4"><text:span text:style-name="Source_20_Text"><text:span text:style-name="T30">from selenium.webdriver.common.by import By</text:span></text:span></text:p>
      <text:p text:style-name="P4"><text:soft-page-break/><text:span text:style-name="Source_20_Text"><text:span text:style-name="T29">f</text:span></text:span><text:span text:style-name="Source_20_Text"><text:span text:style-name="T31">rom selenium.webdriver.support.ui import WebDriverWait</text:span></text:span></text:p>
      <text:p text:style-name="P4"><text:span text:style-name="Source_20_Text"><text:span text:style-name="T31">from selenium.webdriver.support import expected_conditions as EC</text:span></text:span></text:p>
      <text:p text:style-name="P5"/>
      <text:p text:style-name="P4"><text:span text:style-name="Source_20_Text"><text:span text:style-name="T29">driver = webdriver.Firefox()</text:span></text:span></text:p>
      <text:p text:style-name="P4"><text:span text:style-name="Source_20_Text"><text:span text:style-name="T29">driver.get("http://somedomain/url_that_delays_loading")</text:span></text:span></text:p>
      <text:p text:style-name="P4"><text:span text:style-name="Source_20_Text"><text:span text:style-name="T29">try:</text:span></text:span></text:p>
      <text:p text:style-name="P4"><text:span text:style-name="Source_20_Text"><text:span text:style-name="T32"><text:s text:c="4"/></text:span></text:span><text:span text:style-name="Source_20_Text"><text:span text:style-name="T31">element = WebDriverWait(driver, 10).until(EC.presence_of_element_located((By.ID, "myDynamicElement"))</text:span></text:span></text:p>
      <text:p text:style-name="P4"><text:span text:style-name="Source_20_Text"><text:span text:style-name="T32"><text:s text:c="4"/></text:span></text:span><text:span text:style-name="Source_20_Text"><text:span text:style-name="T29">)</text:span></text:span></text:p>
      <text:p text:style-name="P4"><text:span text:style-name="Source_20_Text"><text:span text:style-name="T29">finally:</text:span></text:span></text:p>
      <text:p text:style-name="P4"><text:span text:style-name="Source_20_Text"><text:span text:style-name="T32"><text:s text:c="4"/></text:span></text:span><text:span text:style-name="Source_20_Text"><text:span text:style-name="T29">driver.quit()</text:span></text:span></text:p>
      <text:p text:style-name="P6"/>
      <text:p text:style-name="P19"><text:span text:style-name="T13">- </text:span><text:a xlink:type="simple" xlink:href="https://reflect.run/articles/everything-you-need-to-know-about-nosuchelementexception-in-selenium/" text:style-name="Internet_20_link" text:visited-style-name="Visited_20_Internet_20_Link"><text:span text:style-name="T23">Everything you need to know about NoSuchElementException in Selenium</text:span></text:a></text:p>
      <text:p text:style-name="P39">Предлагают 2 варианта возникновения исключения:</text:p>
      <text:p text:style-name="P39">1. Элемент еще не появился на рассматриваемом url</text:p>
      <text:p text:style-name="P39">решается через ожидание появления элемента WebDriverWait</text:p>
      <text:p text:style-name="P39"/>
      <text:p text:style-name="P39">2. Элемента вообще нет на рассматриваемом url</text:p>
      <text:p text:style-name="P39">решается путем уточнения поискового запроса</text:p>
      <text:p text:style-name="P34"/>
      <text:p text:style-name="P40"><text:s text:c="2"/></text:p>
      <text:p text:style-name="P34"/>
      <text:p text:style-name="P50">2023-05-29 Пишем МИША</text:p>
      <text:p text:style-name="P41">Привет) Снова слегка запутался</text:p>
      <text:p text:style-name="P21"><text:span text:style-name="T16">Приобрел прокси: 45.10.81.217:8000, Логин GVFJNw, Пароль yneWoN, Тип </text:span><text:span text:style-name="T13">HTTPS</text:span></text:p>
      <text:p text:style-name="P42">Запускаю код:</text:p>
      <text:p text:style-name="P42"><text:bookmark-start text:name="__DdeLink__204_3604120808"/>import time</text:p>
      <text:p text:style-name="P38">from selenium.webdriver.common.by import By</text:p>
      <text:p text:style-name="P38">from seleniumwire import webdriver</text:p>
      <text:p text:style-name="P42">options = {'proxy': {</text:p>
      <text:p text:style-name="P28"><text:span text:style-name="T13"><text:s text:c="4"/></text:span><text:bookmark-start text:name="__DdeLink__879_678292242"/><text:span text:style-name="T13">'http': "socks5://</text:span><text:span text:style-name="T16">GVFJNw</text:span><text:span text:style-name="T13">:</text:span><text:span text:style-name="T16">yneWoN</text:span><text:span text:style-name="T13">@</text:span><text:span text:style-name="T16">45.10.81.217:8000</text:span><text:span text:style-name="T13">",</text:span><text:bookmark-end text:name="__DdeLink__879_678292242"/></text:p>
      <text:p text:style-name="P28"><text:span text:style-name="T13"><text:s text:c="4"/>'</text:span><text:bookmark-start text:name="__DdeLink__881_678292242"/><text:span text:style-name="T13">https': "socks5://</text:span><text:span text:style-name="T16">GVFJNw</text:span><text:span text:style-name="T13">:</text:span><text:span text:style-name="T16">yneWoN</text:span><text:span text:style-name="T13">@</text:span><text:span text:style-name="T16">45.10.81.217:8000</text:span><text:span text:style-name="T13">"</text:span><text:bookmark-end text:name="__DdeLink__881_678292242"/><text:span text:style-name="T13">,</text:span></text:p>
      <text:p text:style-name="P42"><text:s text:c="4"/>}}</text:p>
      <text:p text:style-name="P42">url = 'https://2ip.ru/'</text:p>
      <text:p text:style-name="P42">with webdriver.Chrome(seleniumwire_options=options) as browser:</text:p>
      <text:p text:style-name="P42"><text:s text:c="4"/>browser.get(url)</text:p>
      <text:p text:style-name="P42"><text:s text:c="4"/>print(browser.find_element(By.ID, 'd_clip_button').find_element(By.TAG_NAME, 'span').text)</text:p>
      <text:p text:style-name="P42"><text:s text:c="4"/>time.sleep(5)<text:bookmark-end text:name="__DdeLink__204_3604120808"/></text:p>
      <text:p text:style-name="P43">Получаю такое исключение:</text:p>
      <text:p text:style-name="P54">raise exception_class(message, screen, stacktrace)</text:p>
      <text:p text:style-name="P54">selenium.common.exceptions.NoSuchElementException: Message: no such element: Unable to locate element: {"method":"css selector","selector":"[id="d_clip_button"]"}</text:p>
      <text:p text:style-name="P54"><text:s text:c="2"/>(Session info: chrome=113.0.5672.126)</text:p>
      <text:p text:style-name="P29"><text:soft-page-break/><text:span text:style-name="T13">Как </text:span><text:span text:style-name="T17">такое</text:span><text:span text:style-name="T13"> можно побороть?</text:span></text:p>
      <text:p text:style-name="P43"/>
      <text:p text:style-name="P30"><text:span text:style-name="T22">2023-05-30</text:span><text:span text:style-name="T13"> Проверяем купленный Прокси ИП через requests.get()</text:span></text:p>
      <text:p text:style-name="P51">Файл 3.3.4-0 requests.get()_proxies=.py <text:span text:style-name="T46">поочередно меняем значения </text:span><text:span text:style-name="T47">proxies </text:span><text:span text:style-name="T48">в </text:span><text:span text:style-name="T49">response = requests.get(url=url, proxies=proxy)</text:span></text:p>
      <text:p text:style-name="P44"/>
      <text:p text:style-name="P44"><text:bookmark-start text:name="__DdeLink__889_678292242"/>import requests</text:p>
      <text:p text:style-name="P44"/>
      <text:p text:style-name="P44">url = 'http://httpbin.org/ip'</text:p>
      <text:p text:style-name="P44">proxy = {</text:p>
      <text:p text:style-name="P45"><text:s text:c="4"/>'http': 'http://<text:span text:style-name="T2">45.10.81.217:8000</text:span>',</text:p>
      <text:p text:style-name="P45"><text:s text:c="4"/>'https': 'https://<text:span text:style-name="T2">45.10.81.217:8000</text:span>',</text:p>
      <text:p text:style-name="P44"/>
      <text:p text:style-name="P44">}</text:p>
      <text:p text:style-name="P44"/>
      <text:p text:style-name="P44">'''response = requests.get(url=url, proxies=proxy)</text:p>
      <text:p text:style-name="P44">print(response.json())'''</text:p>
      <text:p text:style-name="P44"/>
      <text:p text:style-name="P44"># --------------------------------------</text:p>
      <text:p text:style-name="P44"># Для socks4</text:p>
      <text:p text:style-name="P44">proxy_socks4 = {</text:p>
      <text:p text:style-name="P45"><text:s text:c="4"/>'http': 'socks4://<text:span text:style-name="T2">45.10.81.217:8000</text:span>',</text:p>
      <text:p text:style-name="P44"><text:s text:c="4"/>'https': 'socks4://<text:span text:style-name="T2">103.177.45.3:80</text:span>',</text:p>
      <text:p text:style-name="P44"/>
      <text:p text:style-name="P44">}</text:p>
      <text:p text:style-name="P44"># --------------------------------------</text:p>
      <text:p text:style-name="P44"># Для socks5</text:p>
      <text:p text:style-name="P44">proxy_socks5 = {</text:p>
      <text:p text:style-name="P44"><text:s text:c="4"/>'http': 'socks5://<text:span text:style-name="T2">45.10.81.217:8000</text:span>',</text:p>
      <text:p text:style-name="P44"><text:s text:c="4"/>'https': 'socks5://<text:span text:style-name="T2">45.10.81.217:8000</text:span>',</text:p>
      <text:p text:style-name="P44">}</text:p>
      <text:p text:style-name="P44"/>
      <text:p text:style-name="P44"># --------------------------------------</text:p>
      <text:p text:style-name="P44"># Для всех, с авторизацией</text:p>
      <text:p text:style-name="P44">proxy_all_auth = {</text:p>
      <text:p text:style-name="P44"><text:s text:c="4"/>'http': "socks5://<text:span text:style-name="T2">GVFJNw:yneWoN@45.10.81.217:8000</text:span>",</text:p>
      <text:p text:style-name="P44"><text:s text:c="4"/>'https': "socks5://<text:span text:style-name="T2">GVFJNw:yneWoN@45.10.81.217:8000</text:span>",</text:p>
      <text:p text:style-name="P44">}</text:p>
      <text:p text:style-name="P44"/>
      <text:p text:style-name="P44">response = requests.get(url=url, proxies=) <text:s/># , proxies=proxy_socks5</text:p>
      <text:p text:style-name="P44">print(response.json(), 'Success connection')<text:bookmark-end text:name="__DdeLink__889_678292242"/></text:p>
      <text:p text:style-name="P48"><text:soft-page-break/>Подставили <text:span text:style-name="T45">proxy = {</text:span></text:p>
      <text:p text:style-name="P45"><text:s text:c="4"/>'http': 'http://<text:span text:style-name="T2">45.10.81.217:8000</text:span>',</text:p>
      <text:p text:style-name="P45"><text:s text:c="4"/>'https': 'https://<text:span text:style-name="T2">45.10.81.217:8000</text:span>',</text:p>
      <text:p text:style-name="P45"/>
      <text:p text:style-name="P45">}</text:p>
      <text:p text:style-name="P46"><text:span text:style-name="T53">СРАЗУ</text:span><text:span text:style-name="T52">:</text:span></text:p>
      <text:p text:style-name="P93">raise RequestsJSONDecodeError(e.msg, e.doc, e.pos)</text:p>
      <text:p text:style-name="P55">requests.exceptions.JSONDecodeError: Expecting value: line 1 column 1 (char 0)</text:p>
      <text:p text:style-name="P44"/>
      <text:p text:style-name="P49">Подставили <text:span text:style-name="T45">proxy_socks4 = {</text:span></text:p>
      <text:p text:style-name="P46"><text:s text:c="4"/>'http': 'socks4://<text:span text:style-name="T2">45.10.81.217:8000</text:span>',</text:p>
      <text:p text:style-name="P46"><text:s text:c="4"/>'https': 'socks4://<text:span text:style-name="T2">103.177.45.3:80</text:span>',</text:p>
      <text:p text:style-name="P46"/>
      <text:p text:style-name="P46">}</text:p>
      <text:p text:style-name="P59">Думала долго:</text:p>
      <text:p text:style-name="P57">raise ConnectionError(e, request=request)</text:p>
      <text:p text:style-name="P57">requests.exceptions.ConnectionError: SOCKSHTTPConnectionPool(host='httpbin.org', port=80): Max retries exceeded with url: /ip (Caused by NewConnectionError('&lt;urllib3.contrib.socks.SOCKSConnection object at 0x7f20251fca90&gt;: Failed to establish a new connection: S<text:span text:style-name="T2">OCKS4 proxy server sent invalid data</text:span>'))</text:p>
      <text:p text:style-name="P44"/>
      <text:p text:style-name="P49">Подставили proxy_socks5 = {</text:p>
      <text:p text:style-name="P49"><text:s text:c="4"/>'http': 'socks5://<text:span text:style-name="T2">45.10.81.217:8000</text:span>',</text:p>
      <text:p text:style-name="P49"><text:s text:c="4"/>'https': 'socks5://<text:span text:style-name="T2">45.10.81.217:8000</text:span>',</text:p>
      <text:p text:style-name="P49">}</text:p>
      <text:p text:style-name="P59">Думала долго:</text:p>
      <text:p text:style-name="P58">raise ConnectionError(e, request=request)</text:p>
      <text:p text:style-name="P58">requests.exceptions.ConnectionError: SOCKSHTTPConnectionPool(host='httpbin.org', port=80): Max retries exceeded with url: /ip (Caused by NewConnectionError('&lt;urllib3.contrib.socks.SOCKSConnection object at 0x7fb5643fca90&gt;: Failed to establish a new connection: <text:span text:style-name="T2">SOCKS5 proxy server sent invalid data</text:span>'))</text:p>
      <text:p text:style-name="P49"/>
      <text:p text:style-name="P49">Подставили </text:p>
      <text:p text:style-name="P47">proxy_all_auth = {</text:p>
      <text:p text:style-name="P47"><text:s text:c="4"/>'http': "socks5://<text:span text:style-name="T2">GVFJNw:yneWoN@45.10.81.217:8000</text:span>",</text:p>
      <text:p text:style-name="P47"><text:s text:c="4"/>'https': "socks5://<text:span text:style-name="T2">GVFJNw:yneWoN@45.10.81.217:8000</text:span>",</text:p>
      <text:p text:style-name="P47">}</text:p>
      <text:p text:style-name="P60">Думала долго:</text:p>
      <text:p text:style-name="P56">raise ConnectionError(e, request=request)</text:p>
      <text:p text:style-name="P56">requests.exceptions.ConnectionError: SOCKSHTTPConnectionPool(host='httpbin.org', port=80): Max retries exceeded with url: /ip (Caused by <text:soft-page-break/>NewConnectionError('&lt;urllib3.contrib.socks.SOCKSConnection object at 0x7f559b944310&gt;: Failed to establish a new connection: <text:span text:style-name="T2">SOCKS5 proxy server sent invalid data</text:span>'))</text:p>
      <text:p text:style-name="P61">Z <text:s/><text:span text:style-name="T3">SOCKS5 proxy server sent invalid data</text:span></text:p>
      <text:p text:style-name="P92">- </text:p>
      <text:p text:style-name="P95">Как проверить работоспособность прокси?</text:p>
      <text:p text:style-name="P70">Соблюдайте лимиты и не вешайте много аккаунтов на 1 прокси, не смотря на то что прокси чистые, не правильно используя адреса их можно загнать в бан.</text:p>
      <text:p text:style-name="P22"><text:span text:style-name="T35">Проверить адреса можно здесь: </text:span><text:a xlink:type="simple" xlink:href="https://goo.gl/sI6SNJ" office:target-frame-name="_blank" xlink:show="new" text:style-name="Internet_20_link" text:visited-style-name="Visited_20_Internet_20_Link"><text:span text:style-name="Strong_20_Emphasis">yandex.ru/internet</text:span></text:a><text:span text:style-name="Strong_20_Emphasis"><text:span text:style-name="T41"> </text:span></text:span><text:span text:style-name="Strong_20_Emphasis"><text:span text:style-name="T39">= </text:span></text:span><text:span text:style-name="Strong_20_Emphasis"><text:span text:style-name="T40">IPv4-адрес: 171.33.254.215</text:span></text:span></text:p>
      <text:p text:style-name="P63"><text:span text:style-name="T35">После добавления в </text:span><text:span text:style-name="T37">настройк</text:span><text:span text:style-name="T38">и</text:span><text:span text:style-name="T35"> браузера: </text:span><text:span text:style-name="T37">Сеть</text:span><text:span text:style-name="T35">, </text:span><text:span text:style-name="T37">Открыть настройки прокси-сервера для компьютера</text:span><text:span text:style-name="T35">, </text:span><text:span text:style-name="T37">Сетевой прокси</text:span><text:span text:style-name="T35">, </text:span><text:span text:style-name="T37">Вручную</text:span></text:p>
      <text:p text:style-name="P63"><text:span text:style-name="T35">= </text:span><text:span text:style-name="T36">IPv4-адрес: 45.10.81.217 </text:span></text:p>
      <text:p text:style-name="P71">Входящее соединение 10.18 Мбит/с=1.27 Мбайт/с </text:p>
      <text:p text:style-name="P71">Исходящее соединение 17.72 Мбит/с=2.21 МБайт/с</text:p>
      <text:p text:style-name="P70">Предварительно вставив прокси в настройки браузера, сначала зайди на этот сайт со своего ip, а потом с прокси что бы понять в чем разница.</text:p>
      <text:p text:style-name="P22"><text:span text:style-name="T35">Либо вы можете воспользоваться нашим бесплатным онлайн </text:span><text:a xlink:type="simple" xlink:href="http://proxy6.net/checker" text:style-name="Internet_20_link" text:visited-style-name="Visited_20_Internet_20_Link"><text:span text:style-name="Strong_20_Emphasis"><text:span text:style-name="T41">прокси-чекером</text:span></text:span></text:a><text:span text:style-name="T35">.</text:span></text:p>
      <text:h text:style-name="P2" text:outline-level="3">РЕЗУЛЬТАТ ПРОВЕРКИ Если у вас приватные прокси (с авторизацией по логину и паролю), то IP:PORT:USER:PASS <text:span text:style-name="T55">= </text:span><text:span text:style-name="T50">45.10.81.217:8000:GVFJNw:yneWoN</text:span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9">Статус</text:p>
            </table:table-cell>
            <table:table-cell table:style-name="Таблица3.A1" office:value-type="string">
              <text:p text:style-name="P9">IP:Порт</text:p>
            </table:table-cell>
            <table:table-cell table:style-name="Таблица3.A1" office:value-type="string">
              <text:p text:style-name="P9">Логин</text:p>
            </table:table-cell>
            <table:table-cell table:style-name="Таблица3.A1" office:value-type="string">
              <text:p text:style-name="P9">Пароль</text:p>
            </table:table-cell>
            <table:table-cell table:style-name="Таблица3.A1" office:value-type="string">
              <text:p text:style-name="P9">Тип</text:p>
            </table:table-cell>
            <table:table-cell table:style-name="Таблица3.A1" office:value-type="string">
              <text:p text:style-name="P9">Время ответа</text:p>
            </table:table-cell>
            <table:table-cell table:style-name="Таблица3.A1" office:value-type="string">
              <text:p text:style-name="P9">Страна</text:p>
            </table:table-cell>
          </table:table-row>
        </table:table-header-rows>
        <table:table-row>
          <table:table-cell table:style-name="Таблица3.A2" office:value-type="string">
            <text:p text:style-name="P7">OK</text:p>
          </table:table-cell>
          <table:table-cell table:style-name="Таблица3.B2" office:value-type="string">
            <text:p text:style-name="P8">45.10.81.217:8000</text:p>
          </table:table-cell>
          <table:table-cell table:style-name="Таблица3.C2" office:value-type="string">
            <text:p text:style-name="P8">GVFJNw</text:p>
          </table:table-cell>
          <table:table-cell table:style-name="Таблица3.D2" office:value-type="string">
            <text:p text:style-name="P8">yneWoN</text:p>
          </table:table-cell>
          <table:table-cell table:style-name="Таблица3.E2" office:value-type="string">
            <text:p text:style-name="P8">HTTP(s)</text:p>
          </table:table-cell>
          <table:table-cell table:style-name="Таблица3.F2" office:value-type="string">
            <text:p text:style-name="P8">0.163s</text:p>
          </table:table-cell>
          <table:table-cell table:style-name="Таблица3.G2" office:value-type="string">
            <text:p text:style-name="P7">RUS</text:p>
          </table:table-cell>
        </table:table-row>
      </table:table>
      <text:p text:style-name="P64"><text:span text:style-name="T56">Получается что купленный прокси </text:span><text:bookmark-start text:name="__DdeLink__925_678292242"/><text:span text:style-name="T7">45.10.81.217:8000:GVFJNw:yneWoN</text:span><text:bookmark-end text:name="__DdeLink__925_678292242"/><text:span text:style-name="T56"> рабочий, </text:span>возвращаемся к проверке на <text:span text:style-name="T2">selenium</text:span>:</text:p>
      <text:p text:style-name="P65">Файл <text:span text:style-name="T2">5.3.4-2 Опции и аргументы .py</text:span> :</text:p>
      <text:p text:style-name="P65">PROXY = '45.10.81.217:8000'</text:p>
      <text:p text:style-name="P66">selenium.common.exceptions.NoSuchElementException: Message: no such element: Unable to locate element: {"method":"css selector","selector":"[id="d_clip_button"]"}</text:p>
      <text:p text:style-name="P66"><text:s text:c="2"/>(Session info: chrome=113.0.5672.126)</text:p>
      <text:p text:style-name="P65">Открываем инструмент разработчика в chrome url = '<text:a xlink:type="simple" xlink:href="https://2ip.ru/" text:style-name="Internet_20_link" text:visited-style-name="Visited_20_Internet_20_Link">https://2ip.ru/</text:a>' и ищем id="d_clip_button"</text:p>
      <text:p text:style-name="P67"><text:span text:style-name="T56">Заработало после привязки купленного ИП к ИП провайдера </text:span><text:span text:style-name="T57">= 171.33.254.215 </text:span><text:span text:style-name="T56">на сайте </text:span><text:a xlink:type="simple" xlink:href="https://proxy6.net/user/proxy" text:style-name="Internet_20_link" text:visited-style-name="Visited_20_Internet_20_Link"><text:span text:style-name="T11">https://proxy6.net/user/proxy</text:span></text:a><text:span text:style-name="T56"> </text:span><text:span text:style-name="T57">печатает 45.10.81.217</text:span><text:span text:style-name="T59"> (е</text:span><text:a xlink:type="simple" xlink:href="https://stepik.org/lesson/716118/step/4?unit=716910" text:style-name="Internet_20_link" text:visited-style-name="Visited_20_Internet_20_Link"><text:span text:style-name="T10">сли IP статический, то лучше выбрать авторизацию по IP)</text:span></text:a></text:p>
      <text:p text:style-name="P68">Убрал привязку купленного ИП к ИП провайдера = 171.33.254.215, начала спрашивать пароль и логин на <text:span text:style-name="T58">url = '</text:span><text:a xlink:type="simple" xlink:href="https://2ip.ru/" text:style-name="Internet_20_link" text:visited-style-name="Visited_20_Internet_20_Link"><text:span text:style-name="T58">https://2ip.ru/</text:span></text:a><text:span text:style-name="T58">' </text:span>и <text:span text:style-name="T51">raise exception_class(message, screen, stacktrace)</text:span></text:p>
      <text:p text:style-name="P69">Вернул привязку купленного ИП к ИП провайдера = 171.33.254.215 - <text:s/>печатает <text:span text:style-name="T58">45.10.81.217</text:span></text:p>
      <text:p text:style-name="P76">2023-05-31 Эксперимент:</text:p>
      <text:p text:style-name="P72"><text:span text:style-name="T60">Запускаем </text:span><text:span text:style-name="T4">5.3.4-4 Proxy with authorization .py</text:span><text:span text:style-name="T60"> <text:s/></text:span><text:span text:style-name="T64">(есть привязка прокси IP к IP провайдера)</text:span></text:p>
      <text:p text:style-name="P73"><text:span text:style-name="T63">raise exception_class(message, screen, stacktrace)</text:span></text:p>
      <text:p text:style-name="P73"><text:span text:style-name="T63">selenium.common.exceptions.NoSuchElementException: Message: no such element: Unable to locate element:</text:span></text:p>
      <text:p text:style-name="P72"><text:span text:style-name="T63">Убра</text:span><text:span text:style-name="T61">ем</text:span><text:span text:style-name="T63"> привязку купленного ИП к ИП провайдера = 171.33.254.215 <text:s/></text:span><text:span text:style-name="T62">на сайте </text:span><text:a xlink:type="simple" xlink:href="https://proxy6.net/user/proxy" text:style-name="Internet_20_link" text:visited-style-name="Visited_20_Internet_20_Link"><text:span text:style-name="T12">https://proxy6.net/user/proxy</text:span></text:a><text:span text:style-name="T12"> </text:span><text:span text:style-name="T60">и запускаем </text:span><text:span text:style-name="T4">5.3.4-4 Proxy with authorization .py</text:span><text:span text:style-name="T60"> </text:span></text:p>
      <text:p text:style-name="P74">raise exception_class(message, screen, stacktrace)</text:p>
      <text:p text:style-name="P74">selenium.common.exceptions.NoSuchElementException: Message: no such element: Unable to locate element:</text:p>
      <text:p text:style-name="P78"><text:soft-page-break/>Однако при запуске <text:span text:style-name="T5">5.3.4-2 Опции и аргументы .py</text:span><text:span text:style-name="T58"> </text:span>с <text:span text:style-name="T58">PROXY = '45.10.81.217:8000' </text:span>спрашивает логи и пароль и после их ввода печатает 45.10.81.217</text:p>
      <text:p text:style-name="P77">Пробуем добавить в <text:span text:style-name="T2">5.3.4-2 Опции и аргументы .py</text:span> </text:p>
      <text:p text:style-name="P77"><text:bookmark-start text:name="__DdeLink__1216_2687310639"/>PROXY = 'https': "socks5://GVFJNw:yneWoN@45.10.81.217:8000"<text:bookmark-end text:name="__DdeLink__1216_2687310639"/></text:p>
      <text:p text:style-name="P75">Браузер не открывает url</text:p>
      <text:p text:style-name="P79"><text:span text:style-name="T2">Успокоимся пока этим:</text:span> </text:p>
      <text:p text:style-name="P80"><text:a xlink:type="simple" xlink:href="https://stepik.org/lesson/716118/step/4?unit=716910" text:style-name="Internet_20_link" text:visited-style-name="Visited_20_Internet_20_Link">если IP статический, то лучше выбрать авторизацию по IP</text:a></text:p>
      <text:p text:style-name="P68"/>
      <text:p text:style-name="P23"><text:span text:style-name="T23"/></text:p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2:06:24.414623106</meta:creation-date>
    <dc:date>2023-05-31T09:44:35.228804037</dc:date>
    <meta:editing-duration>PT5H22M2S</meta:editing-duration>
    <meta:editing-cycles>24</meta:editing-cycles>
    <meta:generator>LibreOffice/7.3.7.2$Linux_X86_64 LibreOffice_project/30$Build-2</meta:generator>
    <meta:document-statistic meta:table-count="3" meta:image-count="0" meta:object-count="0" meta:page-count="7" meta:paragraph-count="222" meta:word-count="1026" meta:character-count="9341" meta:non-whitespace-character-count="8397"/>
  </office:meta>
</office:document-meta>
</file>